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 style:list-style-name="L1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384854" text:style-name="L1">
        <text:list-item>
          <text:p text:style-name="P1">Model og System</text:p>
          <text:list>
            <text:list-item>
              <text:p text:style-name="P2">Model -&gt; Simulering -&gt; test af design før deployment</text:p>
            </text:list-item>
            <text:list-item>
              <text:p text:style-name="P2">Frit-legeme diagram (sum af krafter = m*a, Newton's anden).</text:p>
            </text:list-item>
            <text:list-item>
              <text:p text:style-name="P2">Open-loop muligt med meget præcis model og prækondition.</text:p>
            </text:list-item>
            <text:list-item>
              <text:p text:style-name="P2">Closed-loop kompenserer for unøjagtigheder men giver potentiel ustabilitet/metastabilitet.</text:p>
            </text:list-item>
            <text:list-item>
              <text:p text:style-name="P2">Lineær ordinær differentialligning kan udtrykke sammenhæng mellem U og Y</text:p>
            </text:list-item>
            <text:list-item>
              <text:p text:style-name="P2">Laplace transformation gør det muligt at bruge almindelige aritmetiske regler på differentialligninger.</text:p>
            </text:list-item>
          </text:list>
        </text:list-item>
        <text:list-item>
          <text:p text:style-name="P1">Regulator design</text:p>
          <text:list>
            <text:list-item>
              <text:p text:style-name="P2">Alternativer: Fuzzy logic, neurale netværk</text:p>
            </text:list-item>
            <text:list-item>
              <text:p text:style-name="P2">PID (tegn) – velkendt og anerkendt</text:p>
            </text:list-item>
            <text:list-item>
              <text:p text:style-name="P2">A/D + D/A konverter. Genskabelsesfilter (uendeligt), zero-order-hold</text:p>
            </text:list-item>
            <text:list-item>
              <text:p text:style-name="P2">Sensor krav</text:p>
            </text:list-item>
            <text:list-item>
              <text:p text:style-name="P2">Anti-aliasering (Nyquist-Shannon frekvens)</text:p>
            </text:list-item>
            <text:list-item>
              <text:p text:style-name="P2">z-domæne (diskret s-plan)</text:p>
            </text:list-item>
            <text:list-item>
              <text:p text:style-name="P2">Fasemargin =&gt; stabilitet (forstærkningsmargin + crossover frekvens)</text:p>
            </text:list-item>
          </text:list>
        </text:list-item>
        <text:list-item>
          <text:p text:style-name="P1">Alternativer (hvis man ikke kender modellen)</text:p>
          <text:list>
            <text:list-item>
              <text:p text:style-name="P2">Tommelfingerregel fra test på produkt</text:p>
            </text:list-item>
            <text:list-item>
              <text:p text:style-name="P2">Ziegler (kræver meta-stabilitet)</text:p>
            </text:list-item>
            <text:list-item>
              <text:p text:style-name="P2">Hägglund og Åström (bruger relæ)</text:p>
            </text:list-item>
          </text:list>
        </text:list-item>
        <text:list-item>
          <text:p text:style-name="P1">Hvad kunne vi også have gjort?</text:p>
          <text:list>
            <text:list-item>
              <text:p text:style-name="P2">Vi kunne have målt ved sumpunkt for at se hvor hurtigt vi kom op på samme hastighed. Havde givet bedere “overshot”</text:p>
            </text:list-item>
            <text:list-item>
              <text:p text:style-name="P2">Der er fejl i ligningerne (Eq. 8 -&gt; 6 + ekstra Ke)</text:p>
            </text:list-item>
          </text:list>
        </text:list-item>
        <text:list-item>
          <text:p text:style-name="P1">Hvad har vi lært?</text:p>
          <text:list>
            <text:list-item>
              <text:p text:style-name="P2">Styrke ved closed-loop. Man kan designe meget effektive filtre med tommelfingerregeler og upræcise modeller.</text:p>
            </text:list-item>
            <text:list-item>
              <text:p text:style-name="P2">En god forståelse for hvad regulator design kræve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ers Hvidgaard Poder</meta:initial-creator>
    <meta:creation-date>2009-10-15T07:02:24.06</meta:creation-date>
    <dc:date>2009-10-16T07:29:35.35</dc:date>
    <dc:creator>Anders Hvidgaard Poder</dc:creator>
    <meta:editing-duration>PT00H19M08S</meta:editing-duration>
    <meta:editing-cycles>6</meta:editing-cycles>
    <meta:generator>OpenOffice.org/3.1$Win32 OpenOffice.org_project/310m19$Build-9420</meta:generator>
    <meta:document-statistic meta:table-count="0" meta:image-count="0" meta:object-count="0" meta:page-count="1" meta:paragraph-count="25" meta:word-count="204" meta:character-count="1317"/>
  </office:meta>
</office:document-meta>
</file>